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</text:span><text:span text:style-name="T11">→</text:span><text:span text:style-name="T11">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a(r) längs desWeges C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E eines Vektorfeldes E(r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E eines Vektorfeldes E(r) durch eine geschlossene Fläche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erste und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1T16:16:42.276000000</dc:date>
    <meta:document-statistic meta:object-count="320"/>
  </office:meta>
</office:document-meta>
</file>